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3pt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family-complex="Mang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3pt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family-complex="Mang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size="18pt" style:text-underline-style="solid" style:text-underline-width="auto" style:text-underline-color="font-color" style:font-size-asian="18pt" style:font-size-complex="18pt" style:text-overline-style="solid" style:text-overline-width="auto" style:text-overline-color="font-color" fo:hyphenate="false" loext:hyphenation-no-caps="false" loext:hyphenation-no-last-word="false"/>
    </style:style>
    <style:style style:name="P6" style:family="paragraph">
      <loext:graphic-properties draw:fill="none" draw:fill-color="#ffffff"/>
      <style:text-properties fo:font-size="18pt" style:text-underline-style="solid" style:text-underline-width="auto" style:text-underline-color="font-color" style:font-size-asian="18pt" style:font-size-complex="18pt" style:text-overline-style="solid" style:text-overline-width="auto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style:text-line-through-style="none" style:text-line-through-type="none" fo:font-size="18pt" style:text-underline-style="solid" style:text-underline-width="auto" style:text-underline-color="font-color" style:font-size-asian="18pt" style:font-size-complex="18pt" style:text-overline-style="solid" style:text-overline-width="auto" style:text-overline-color="font-color" fo:hyphenate="false" loext:hyphenation-no-caps="false" loext:hyphenation-no-last-word="false"/>
    </style:style>
    <style:style style:name="P8" style:family="paragraph">
      <loext:graphic-properties draw:fill="none" draw:fill-color="#ffffff"/>
      <style:text-properties style:text-line-through-style="none" style:text-line-through-type="none" fo:font-size="18pt" style:text-underline-style="solid" style:text-underline-width="auto" style:text-underline-color="font-color" style:font-size-asian="18pt" style:font-size-complex="18pt" style:text-overline-style="solid" style:text-overline-width="auto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loext:graphic-properties draw:fill="none" draw:fill-color="#ffffff"/>
      <style:paragraph-properties fo:text-align="center"/>
      <style:text-properties fo:font-size="12pt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3pt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family-complex="Mang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style:text-underline-style="solid" style:text-underline-width="auto" style:text-underline-color="font-color" style:font-size-asian="18pt" style:font-size-complex="18pt" style:text-overline-style="solid" style:text-overline-width="auto" style:text-overline-color="font-color"/>
    </style:style>
    <style:style style:name="T4" style:family="text">
      <style:text-properties style:text-line-through-style="none" style:text-line-through-type="none" fo:font-size="18pt" style:text-underline-style="solid" style:text-underline-width="auto" style:text-underline-color="font-color" style:font-size-asian="18pt" style:font-size-complex="18pt" style:text-overline-style="solid" style:text-overline-width="auto" style:text-overline-color="font-color"/>
    </style:style>
    <style:style style:name="T5" style:family="text">
      <style:text-properties fo:font-size="12pt"/>
    </style:style>
    <style:style style:name="gr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top" draw:auto-grow-height="false" fo:min-height="14.82cm" fo:min-width="4.68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178cm" fo:min-width="2.02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178cm" fo:min-width="2.02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178cm" fo:min-width="2.02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189cm" fo:min-width="2.49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189cm" fo:min-width="2.49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draw:textarea-vertical-align="middle" fo:min-height="1.46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91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189cm" fo:min-width="2.49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189cm" fo:min-width="2.49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178cm" fo:min-width="2.02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178cm" fo:min-width="2.02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178cm" fo:min-width="2.02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top" draw:auto-grow-height="false" fo:min-height="14.82cm" fo:min-width="4.68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Process" draw:style-name="gr30" draw:text-style-name="P2" svg:width="5.187cm" svg:height="15.071cm" svg:x="6.56cm" svg:y="5.006cm"><text:p text:style-name="P1"><text:span text:style-name="T1">Her-Ally Platfrom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" draw:name="On-Page-Reference 1" draw:style-name="gr28" draw:text-style-name="P4" xml:id="id7" draw:id="id7" svg:width="3.583cm" svg:height="3.442cm" svg:x="7.519cm" svg:y="10.888cm"><text:p text:style-name="P3"><text:span text:style-name="T2">Secure </text:span></text:p><text:p text:style-name="P3"><text:span text:style-name="T2">commnunication</text:span></text:p>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3" draw:name="On-Page-Reference 2" draw:style-name="gr27" draw:text-style-name="P4" xml:id="id4" draw:id="id4" svg:width="3.583cm" svg:height="3.442cm" svg:x="7.519cm" svg:y="15.556cm"><text:p text:style-name="P3"><text:span text:style-name="T2">Anonymous</text:span></text:p><text:p text:style-name="P3"><text:span text:style-name="T2">Reporting</text:span></text:p>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1" draw:name="On-Page-Reference" draw:style-name="gr29" draw:text-style-name="P4" xml:id="id1" draw:id="id1" svg:width="3.583cm" svg:height="3.442cm" svg:x="7.519cm" svg:y="6.221cm"><text:p text:style-name="P3"><text:span text:style-name="T2">NGO</text:span></text:p><text:p text:style-name="P3"><text:span text:style-name="T2">Interaction</text:span></text:p>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4" draw:name="Process 1" draw:style-name="gr26" draw:text-style-name="P4" xml:id="id5" draw:id="id5" svg:width="3.001cm" svg:height="1.44cm" svg:x="0.099cm" svg:y="9.733cm"><text:p text:style-name="P3"><text:span text:style-name="T2">NGO’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5" draw:name="Process 2" draw:style-name="gr25" draw:text-style-name="P4" xml:id="id6" draw:id="id6" svg:width="3.001cm" svg:height="1.44cm" svg:x="0.099cm" svg:y="14.734cm"><text:p text:style-name="P3"><text:span text:style-name="T2">User/Victim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6" draw:name="Text Frame 1" draw:style-name="gr7" draw:text-style-name="P6" xml:id="id2" draw:id="id2" svg:width="3.084cm" svg:height="1.463cm" svg:x="14.095cm" svg:y="9.384cm"><draw:text-box><text:p text:style-name="P5"><text:span text:style-name="T3"><text:s text:c="2"/>Feedback <text:s/></text:span></text:p></draw:text-box></draw:frame><draw:frame text:anchor-type="paragraph" draw:z-index="7" draw:name="Text Frame 2" draw:style-name="gr7" draw:text-style-name="P8" xml:id="id3" draw:id="id3" svg:width="3.084cm" svg:height="1.463cm" svg:x="14.095cm" svg:y="14.718cm"><draw:text-box><text:p text:style-name="P7"><text:span text:style-name="T4"><text:s text:c="2"/>Case <text:s/></text:span></text:p></draw:text-box></draw:frame><draw:connector text:anchor-type="paragraph" draw:z-index="8" draw:name="Connector-Standard" draw:style-name="gr24" draw:text-style-name="P9" svg:x1="11.102cm" svg:y1="7.941cm" svg:x2="15.637cm" svg:y2="9.384cm" draw:start-shape="id1" draw:start-glue-point="10" draw:end-shape="id2" draw:end-glue-point="0" svg:d="M11102 7941h4535v1443" svg:viewBox="0 0 4537 1445"><text:p/></draw:connector><draw:connector text:anchor-type="paragraph" draw:z-index="9" draw:name="Connector-Standard 1" draw:style-name="gr23" draw:text-style-name="P9" svg:x1="11.534cm" svg:y1="7.906cm" svg:x2="15.637cm" svg:y2="14.718cm" draw:end-shape="id3" draw:end-glue-point="0" svg:d="M11534 7906v3281h4103v3531" svg:viewBox="0 0 4105 6814"><text:p/></draw:connector><draw:connector text:anchor-type="paragraph" draw:z-index="10" draw:name="Connector-Standard 2" draw:style-name="gr22" draw:text-style-name="P9" svg:x1="11.102cm" svg:y1="17.276cm" svg:x2="15.637cm" svg:y2="16.18cm" draw:start-shape="id4" draw:start-glue-point="10" draw:end-shape="id3" draw:end-glue-point="2" svg:d="M11102 17276h4535v-1096" svg:viewBox="0 0 4537 1097"><text:p/></draw:connector><draw:connector text:anchor-type="paragraph" draw:z-index="11" draw:name="Connector-Standard 3" draw:style-name="gr21" draw:text-style-name="P9" svg:x1="3.099cm" svg:y1="10.453cm" svg:x2="7.519cm" svg:y2="7.941cm" draw:start-shape="id5" draw:start-glue-point="7" draw:end-shape="id1" draw:end-glue-point="6" svg:d="M3099 10453h2210v-2512h2210" svg:viewBox="0 0 4422 2514"><text:p/></draw:connector><draw:connector text:anchor-type="paragraph" draw:z-index="12" draw:name="Connector-Standard 4" draw:style-name="gr20" draw:text-style-name="P9" svg:x1="3.099cm" svg:y1="15.453cm" svg:x2="7.519cm" svg:y2="12.608cm" draw:start-shape="id6" draw:start-glue-point="7" draw:end-shape="id7" draw:end-glue-point="6" svg:d="M3099 15453h2210v-2845h2210" svg:viewBox="0 0 4422 2847"><text:p/></draw:connector><draw:connector text:anchor-type="paragraph" draw:z-index="13" draw:name="Connector-Standard 5" draw:style-name="gr19" draw:text-style-name="P9" svg:x1="3.099cm" svg:y1="15.453cm" svg:x2="7.519cm" svg:y2="17.276cm" draw:start-shape="id6" draw:start-glue-point="7" draw:end-shape="id4" draw:end-glue-point="6" svg:d="M3099 15453h2210v1823h2210" svg:viewBox="0 0 4422 1824"><text:p/></draw:connector><draw:frame text:anchor-type="paragraph" draw:z-index="14" draw:name="Text Frame 3" draw:style-name="gr14" draw:text-style-name="P10" svg:width="2.123cm" svg:height="0.918cm" svg:x="3.403cm" svg:y="10.657cm"><draw:text-box><text:p>Case data </text:p></draw:text-box></draw:frame><draw:frame text:anchor-type="paragraph" draw:z-index="15" draw:name="Text Frame 4" draw:style-name="gr7" draw:text-style-name="P12" svg:width="3.081cm" svg:height="1.463cm" svg:x="2.432cm" svg:y="13.324cm"><draw:text-box><text:p><text:span text:style-name="T5">Communication</text:span></text:p><text:p text:style-name="P11"><text:span text:style-name="T5">Query</text:span></text:p></draw:text-box></draw:frame><draw:frame text:anchor-type="paragraph" draw:z-index="16" draw:name="Text Frame 5" draw:style-name="gr7" draw:text-style-name="P13" svg:width="3.081cm" svg:height="1.463cm" svg:x="2.813cm" svg:y="15.813cm"><draw:text-box><text:p text:style-name="P11"><text:span text:style-name="T5">Report</text:span></text:p><text:p text:style-name="P11"><text:span text:style-name="T5">Incident</text:span></text:p></draw:text-box></draw:frame><draw:frame text:anchor-type="paragraph" draw:z-index="17" draw:name="Text Frame 6" draw:style-name="gr14" draw:text-style-name="P10" svg:width="2.123cm" svg:height="0.918cm" svg:x="12.404cm" svg:y="7.202cm"><draw:text-box><text:p>Feedback</text:p></draw:text-box></draw:frame><draw:frame text:anchor-type="paragraph" draw:z-index="18" draw:name="Text Frame 7" draw:style-name="gr14" draw:text-style-name="P10" svg:width="2.123cm" svg:height="0.976cm" svg:x="12.721cm" svg:y="11.202cm"><draw:text-box><text:p>Support Provided</text:p></draw:text-box></draw:frame><draw:frame text:anchor-type="paragraph" draw:z-index="19" draw:name="Text Frame 8" draw:style-name="gr14" draw:text-style-name="P10" svg:width="2.123cm" svg:height="0.918cm" svg:x="12.721cm" svg:y="17.87cm"><draw:text-box><text:p>Case data</text:p></draw:text-box></draw:frame><draw:connector text:anchor-type="paragraph" draw:z-index="20" draw:name="Connector" draw:style-name="gr18" draw:text-style-name="P9" svg:x1="10.578cm" svg:y1="9.16cm" svg:x2="10.578cm" svg:y2="11.391cm" draw:start-shape="id1" draw:start-glue-point="9" draw:end-shape="id7" draw:end-glue-point="11" svg:d="M10578 9160v2231" svg:viewBox="0 0 2 2233"><text:p/></draw:connector><draw:connector text:anchor-type="paragraph" draw:z-index="21" draw:name="Connector 1" draw:style-name="gr17" draw:text-style-name="P9" svg:x1="8.043cm" svg:y1="11.391cm" svg:x2="8.043cm" svg:y2="9.16cm" draw:start-shape="id7" draw:start-glue-point="5" draw:end-shape="id1" draw:end-glue-point="7" svg:d="M8043 11391v-2231" svg:viewBox="0 0 2 2233"><text:p/></draw:connector><draw:frame text:anchor-type="paragraph" draw:z-index="22" draw:name="Text Frame 9" draw:style-name="gr14" draw:text-style-name="P10" svg:width="2.123cm" svg:height="0.976cm" svg:x="8.737cm" svg:y="9.869cm"><draw:text-box><text:p text:style-name="P11">Query to NGO</text:p></draw:text-box></draw:frame><draw:frame text:anchor-type="paragraph" draw:z-index="23" draw:name="Text Frame 10" draw:style-name="gr14" draw:text-style-name="P14" svg:width="2.123cm" svg:height="1.463cm" svg:x="6.117cm" svg:y="9.827cm"><draw:text-box><text:p text:style-name="P11">Response </text:p><text:p text:style-name="P11">to </text:p><text:p text:style-name="P11">User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15:59:58.376151800</meta:creation-date>
    <dc:date>2025-11-26T16:26:02.779322700</dc:date>
    <meta:editing-duration>PT4M2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5.2.6.2$Windows_X86_64 LibreOffice_project/729c5bfe710f5eb71ed3bbde9e06a6065e9c6c5d</meta:generator>
  </office:meta>
</office:document-meta>
</file>